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0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manue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mar_cours-rhetorique_181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ieux_rhetorique-francaise_182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et-rhetorique-trad-ruell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batteux_187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stote_poetique-trad-egger_187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rrau_exercices-composition_185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llet_de-la-versification_186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ir_lecons-rhetorique-01_184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ir_lecons-rhetorique-02_184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geault_principes-composition_185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let_manuel-pratique-rhetorique_1839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hen_morceaux-premier-cycle_1912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ussade_rhetoriqu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ceron_discours-choisis-01_186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rtaud-divernesse_cours-elementaire-rhetorique_1872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stree_recueil-compositions-01_1872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dier_principes-rhetorique_186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airon_principes-generaux-01_180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airon_principes-generaux-02_180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gere-leon_morceaux-choisis-17e-18e-2e_186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gere-leon_morceaux-choisis-17e-18e-rhetorique_186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gere-leon_morceaux-choisis-17e-18e-troisième_186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gere_morceaux-contemporains-classes-superieures_1868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ugere_morceaux-rhetorique_1882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on_elements-de-rhetorique-francaise-ed6_1854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sc-desfosses_recueil-sujets-baccalaureat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del_art-ecrire_1879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efroy_morceaux-poetes_cours-superieur_1882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yet_precis-rhetorique_1852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yet_rhetorique-appliquee-01_1850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yet_rhetorique-appliquee-02_1850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yet_rhetorique-appliquee-03_1850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ace_art-poetique-trad-taillefert_184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bien_precis-de-rhetorique_186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llien_petit-traite-rhetorique_185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clerc_nouvelle-rhetorique_184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clerc_principes-composition-01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homond_elements-grammaire_1834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epeyre_resume-rhetorique_182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ou_morceaux-classes-superieures-poetes_1881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cou_morceaux-classes-superieures-prosateurs_1881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let_extraits-cours-moyens-prose_1870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let_extraits-cours-moyens-prose_189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let_extraits-cours-superieurs-prose_1868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llissier_morceaux-prose-et-vers-rhetorique_188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llissier_morceaux_troisieme_1883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llissier_principes-de-rhetorique-francaise_1867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ron_cours-complet-01_1881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iron_cours-complet-02_1881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niolles_cours-elementaire-litterature_1865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ssier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ssier 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5" table:formula="of:=SUM([.B2:.B53])*100/52" office:value-type="float" office:value="5.76923076923077" calcext:value-type="float">
            <text:p>6</text:p>
          </table:table-cell>
          <table:table-cell table:style-name="ce7" table:formula="of:=SUM([.C2:.C53])*100/52" office:value-type="float" office:value="5.76923076923077" calcext:value-type="float">
            <text:p>6</text:p>
          </table:table-cell>
          <table:table-cell table:style-name="ce9" table:formula="of:=SUM([.D2:.D53])*100/52" office:value-type="float" office:value="5.76923076923077" calcext:value-type="float">
            <text:p>6</text:p>
          </table:table-cell>
          <table:table-cell table:style-name="ce10"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" table:style-name="ta1">
        <table:table-column table:style-name="co6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-edmond_horace-a-un-ami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udelaire-charles_charles-i-exil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trand-louis-sirven-paul_dialogus-lessepsius-ricapinum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nan-anne_montagnes-russe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gnan_anne_testament-de-louis-xvi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sseux-louis_union-des-lettres-et-des-science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urget-paul_inauguration-conferences-militaire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_nec-barbicola-nec-plessaeu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din-charles_ad-augustissimum-principem-carolum-i-urbem-redeutem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utremer-leon_phonograph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_bacchus-aux-enfer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amyntas-seu-viatore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chien-du-mont-saint-bernard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christophe-colomb-decouvre-l-ameriqu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entrevue-d-hamlet-avec-le-fantome-de-son-per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satan-fait-la-revue-des-anges-rebelles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sommeil-et-la-mort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hanel-paul_velociped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eilligny-paul-et-hermant-abel_mesaventures-de-deux-habitants-de-falais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dier-achille_comedie-de-plaut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ncey-et-renoy-roux_a-sa-majeste-charles-x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lois-evariste_in-sacram-optimi-regis-caroli-decimi-inunctionem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chant-victor_dialogue-entre-un-ancien-et-un-modern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enee_sacre-de-s-m-charles-x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e-l-m_discipulus-et-musa-latina-inter-se-colloquuntur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nte-beuve-charles-augustin_czar-pierre-le-grand-visite-la-sorbonn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erry-lucien-alexandre-marie_union-des-lettres-et-des-sciences.xm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5" table:formula="of:=SUM([.B2:.B28])*100/27" office:value-type="float" office:value="0" calcext:value-type="float">
            <text:p>0</text:p>
          </table:table-cell>
          <table:table-cell table:style-name="ce7" table:formula="of:=SUM([.C2:.C28])*100/27" office:value-type="float" office:value="0" calcext:value-type="float">
            <text:p>0</text:p>
          </table:table-cell>
          <table:table-cell table:style-name="ce9" table:formula="of:=SUM([.D2:.D28])*100/27" office:value-type="float" office:value="0" calcext:value-type="float">
            <text:p>0</text:p>
          </table:table-cell>
          <table:table-cell table:style-name="ce10"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54:41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5-28T17:24:40.533000000</dc:date>
    <meta:editing-duration>PT19M10S</meta:editing-duration>
    <meta:editing-cycles>4</meta:editing-cycles>
    <meta:document-statistic meta:table-count="2" meta:cell-count="102" meta:object-count="0"/>
  </office:meta>
</office:document-meta>
</file>